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1.67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4.1398in" svg:y="0.9945in">
            <draw:object draw:notify-on-update-of-ranges="Sheet1.A1:Sheet1.A1 Sheet1.A2:Sheet1.A47 Sheet1.B1:Sheet1.B1 Sheet1.B2:Sheet1.B4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ccuracy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293054391712715" calcext:value-type="float">
            <text:p>0.002930543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290168873386307" calcext:value-type="float">
            <text:p>0.0029016887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992500087065998" calcext:value-type="float">
            <text:p>0.0009925001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950195179285524" calcext:value-type="float">
            <text:p>0.0009501952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181646870345879" calcext:value-type="float">
            <text:p>0.000181646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103361438879934" calcext:value-type="float">
            <text:p>0.0001033614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0234358005839277" calcext:value-type="float">
            <text:p>0.000234358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00002256399393" calcext:value-type="float">
            <text:p>2.00002256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000690960445642259" calcext:value-type="float">
            <text:p>0.000069096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00389550181213323" calcext:value-type="float">
            <text:p>0.000038955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00006891605983" calcext:value-type="float">
            <text:p>2.000068916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00314026740722323" calcext:value-type="float">
            <text:p>3.14026740722323E-005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000126939476898162" calcext:value-type="float">
            <text:p>1.26939476898162E-005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0003420762802243" calcext:value-type="float">
            <text:p>3.420762802243E-005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00026701494857" calcext:value-type="float">
            <text:p>2.000267014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00000644782682" calcext:value-type="float">
            <text:p>2.000006447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000688828629676249" calcext:value-type="float">
            <text:p>6.88828629676249E-006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000199263081649087" calcext:value-type="float">
            <text:p>1.99263081649087E-005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000266169080654892" calcext:value-type="float">
            <text:p>2.66169080654892E-005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000313801757114011" calcext:value-type="float">
            <text:p>3.13801757114011E-005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0395226408208977" calcext:value-type="float">
            <text:p>3.95226408208977E-006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000869110029421029" calcext:value-type="float">
            <text:p>0.000086911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00119242330560099" calcext:value-type="float">
            <text:p>1.19242330560099E-005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00000814344736" calcext:value-type="float">
            <text:p>2.000008143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0000438659985517752" calcext:value-type="float">
            <text:p>4.38659985517752E-006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451205172280395" calcext:value-type="float">
            <text:p>4.51205172280395E-005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000162867489031747" calcext:value-type="float">
            <text:p>1.62867489031747E-005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0000638970306979419" calcext:value-type="float">
            <text:p>6.38970306979419E-006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000265090683955659" calcext:value-type="float">
            <text:p>2.65090683955659E-005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000323136606103973" calcext:value-type="float">
            <text:p>3.23136606103973E-005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00000003751377" calcext:value-type="float">
            <text:p>2.000000037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0000418673215615547" calcext:value-type="float">
            <text:p>4.18673215615547E-006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0000103232872372314" calcext:value-type="float">
            <text:p>1.03232872372314E-006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00000013292731" calcext:value-type="float">
            <text:p>2.000000132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0000221357289495948" calcext:value-type="float">
            <text:p>2.21357289495948E-006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00879988631280192" calcext:value-type="float">
            <text:p>8.79988631280192E-006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00000712344933" calcext:value-type="float">
            <text:p>2.000007123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000241898026628243" calcext:value-type="float">
            <text:p>2.41898026628243E-005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0000666367080926491" calcext:value-type="float">
            <text:p>6.66367080926491E-006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000145517499340945" calcext:value-type="float">
            <text:p>1.45517499340945E-005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0000857949385080961" calcext:value-type="float">
            <text:p>8.57949385080961E-006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000180776000203727" calcext:value-type="float">
            <text:p>1.80776000203727E-005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00000823766873" calcext:value-type="float">
            <text:p>2.000008237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0000517379409184215" calcext:value-type="float">
            <text:p>5.17379409184215E-006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000067604590493061" calcext:value-type="float">
            <text:p>6.7604590493061E-006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00000001975391" calcext:value-type="float">
            <text:p>2.00000001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6T21:08:43.523000000</dc:date>
    <meta:generator>LibreOffice/4.1.4.2$Windows_x86 LibreOffice_project/0a0440ccc0227ad9829de5f46be37cfb6edcf72</meta:generator>
    <meta:editing-duration>P0D</meta:editing-duration>
    <meta:editing-cycles>1</meta:editing-cycles>
    <meta:document-statistic meta:table-count="1" meta:cell-count="1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91cm" svg:y="0.316cm" chart:style-name="ch2">
          <text:p>Population Change</text:p>
        </chart:title>
        <chart:legend chart:legend-position="end" svg:x="13.201cm" svg:y="4.188cm" style:legend-expansion="high" chart:style-name="ch3"/>
        <chart:plot-area chart:style-name="ch4" table:cell-range-address="Sheet1.A1:Sheet1.B47" chart:data-source-has-labels="both" svg:x="1.358cm" svg:y="1.635cm" svg:width="11.203cm" svg:height="6.177cm">
          <chartooo:coordinate-region svg:x="2.641cm" svg:y="1.847cm" svg:width="9.771cm" svg:height="5.022cm"/>
          <chart:axis chart:dimension="x" chart:name="primary-x" chart:style-name="ch5" chartooo:axis-type="auto">
            <chartooo:date-scale/>
            <chart:title svg:x="5.79cm" svg:y="7.993cm" chart:style-name="ch6">
              <text:p>Population size</text:p>
            </chart:title>
            <chart:categories table:cell-range-address="Sheet1.A2:Sheet1.A47"/>
          </chart:axis>
          <chart:axis chart:dimension="y" chart:name="primary-y" chart:style-name="ch5">
            <chart:title svg:x="0.451cm" svg:y="5.415cm" chart:style-name="ch7">
              <text:p>Accuracy</text:p>
            </chart:title>
            <chart:grid chart:style-name="ch8" chart:class="major"/>
          </chart:axis>
          <chart:series chart:style-name="ch9" chart:values-cell-range-address="Sheet1.B2:Sheet1.B47" chart:label-cell-address="Sheet1.B1:Sheet1.B1" chart:class="chart:line">
            <chart:data-point chart:repeated="4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heet1.A2:Sheet1.A47</svg:desc>
                </draw:g>
              </table:table-cell>
              <table:table-cell office:value-type="float" office:value="0.00293054391712715">
                <text:p>0.00293054391712715</text:p>
                <draw:g>
                  <svg:desc>Sheet1.B2:Sheet1.B47</svg:desc>
                </draw:g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290168873386307">
                <text:p>0.0029016887338630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0992500087065998">
                <text:p>0.00099250008706599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0950195179285524">
                <text:p>0.00095019517928552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0181646870345879">
                <text:p>0.00018164687034587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103361438879934">
                <text:p>0.00010336143887993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00234358005839277">
                <text:p>0.00023435800583927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000690960445642259">
                <text:p>0.000069096044564225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000389550181213323">
                <text:p>0.000038955018121332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00314026740722323">
                <text:p>0.000031402674072232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000126939476898162">
                <text:p>0.000012693947689816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0003420762802243">
                <text:p>0.0000342076280224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0000688828629676249">
                <text:p>0.0000068882862967624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000199263081649087">
                <text:p>0.000019926308164908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000266169080654892">
                <text:p>0.000026616908065489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000313801757114011">
                <text:p>0.000031380175711401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000395226408208977">
                <text:p>0.0000039522640820897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000869110029421029">
                <text:p>0.0000869110029421029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000119242330560099">
                <text:p>0.000011924233056009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00000438659985517752">
                <text:p>0.0000043865998551775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0451205172280395">
                <text:p>0.0000451205172280395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0000162867489031747">
                <text:p>0.000016286748903174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00638970306979419">
                <text:p>0.00000638970306979419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000265090683955659">
                <text:p>0.0000265090683955659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000323136606103973">
                <text:p>0.0000323136606103973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00000418673215615547">
                <text:p>0.0000041867321561554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0000103232872372314">
                <text:p>0.00000103232872372314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00000221357289495948">
                <text:p>0.0000022135728949594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000879988631280192">
                <text:p>0.00000879988631280192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0000241898026628243">
                <text:p>0.0000241898026628243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00000666367080926491">
                <text:p>0.00000666367080926491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0000145517499340945">
                <text:p>0.000014551749934094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00000857949385080961">
                <text:p>0.00000857949385080961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000180776000203727">
                <text:p>0.0000180776000203727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00000517379409184215">
                <text:p>0.00000517379409184215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0000067604590493061">
                <text:p>0.000006760459049306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